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8ADDE801E3BFD54C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008cm, 5.839cm, 11.905cm, 4.86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36cm" svg:height="22.3cm" svg:x="1.092cm" svg:y="2.491cm">
          <draw:image xlink:href="Pictures/10000000000005E8000007E08ADDE801E3BFD54C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11:45.114280492</dc:date>
    <meta:editing-duration>PT3M26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